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Gothic" svg:font-family="Gothic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justify" draw:auto-grow-width="true" fo:min-height="0.721cm" fo:min-width="0.448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 style:list-style-name="L1">
      <style:graphic-properties draw:stroke="solid" svg:stroke-width="0.019cm" svg:stroke-color="#6fb544" draw:marker-start="Arrow_20_concave" draw:marker-start-width="0.18cm" draw:marker-start-center="false" draw:marker-end="Arrow_20_concave" draw:marker-end-width="0.18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 style:list-style-name="L1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justify" draw:auto-grow-width="true" fo:min-height="0.529cm" fo:min-width="0.45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 style:list-style-name="L1">
      <style:graphic-properties draw:stroke="solid" svg:stroke-width="0.019cm" svg:stroke-color="#ad649a" draw:marker-start="Arrow_20_concave" draw:marker-start-width="0.18cm" draw:marker-start-center="false" draw:marker-end="Arrow_20_concave" draw:marker-end-width="0.18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solid" draw:stroke-dash="Dashed_20__28_var_29__20_381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draw:stroke-dash="Dashed_20__28_var_29__20_383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0" style:family="graphic" style:parent-style-name="standard" style:list-style-name="L1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6fb544" style:text-outline="false" style:text-line-through-style="none" style:text-line-through-type="none" style:font-name="Bitstream Vera Sans" fo:font-size="9pt" fo:font-style="normal" fo:text-shadow="none" style:text-underline-style="none" fo:font-weight="bold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ad649a" style:text-outline="false" style:text-line-through-style="none" style:text-line-through-type="none" style:font-name="Bitstream Vera Sans" fo:font-size="9pt" fo:font-style="normal" fo:text-shadow="none" style:text-underline-style="none" fo:font-weight="bold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6fb544" style:text-outline="false" style:text-line-through-style="none" style:text-line-through-type="none" style:font-name="Bitstream Vera Sans" fo:font-size="9pt" fo:font-style="normal" fo:text-shadow="none" style:text-underline-style="none" fo:font-weight="bold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ad649a" style:text-outline="false" style:text-line-through-style="none" style:text-line-through-type="none" style:font-name="Bitstream Vera Sans" fo:font-size="9pt" fo:font-style="normal" fo:text-shadow="none" style:text-underline-style="none" fo:font-weight="bold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2" draw:layer="layout" svg:width="0.948cm" svg:height="0.971cm" svg:x="9.568cm" svg:y="15.924cm">
              <draw:text-box>
                <text:p text:style-name="P1"><text:span text:style-name="T1">d</text:span></text:p>
              </draw:text-box>
            </draw:frame>
            <draw:line draw:style-name="gr2" draw:text-style-name="P3" draw:layer="layout" svg:x1="6.993cm" svg:y1="15.877cm" svg:x2="12.835cm" svg:y2="15.877cm">
              <text:p/>
            </draw:line>
          </draw:g>
          <draw:g>
            <draw:frame draw:style-name="gr3" draw:text-style-name="P4" draw:layer="layout" svg:width="0.95cm" svg:height="0.779cm" svg:x="12.833cm" svg:y="14.331cm">
              <draw:text-box>
                <text:p text:style-name="P1"><text:span text:style-name="T2">D</text:span></text:p>
              </draw:text-box>
            </draw:frame>
            <draw:line draw:style-name="gr4" draw:text-style-name="P3" draw:layer="layout" svg:x1="12.915cm" svg:y1="15.922cm" svg:x2="12.915cm" svg:y2="13.183cm">
              <text:p/>
            </draw:line>
          </draw:g>
          <draw:g>
            <draw:line draw:style-name="gr5" draw:text-style-name="P5" draw:layer="layout" svg:x1="7.044cm" svg:y1="14.479cm" svg:x2="12.716cm" svg:y2="14.479cm">
              <text:p/>
            </draw:line>
            <draw:line draw:style-name="gr6" draw:text-style-name="P5" draw:layer="layout" svg:x1="9.88cm" svg:y1="13.215cm" svg:x2="9.88cm" svg:y2="15.743cm">
              <text:p/>
            </draw:line>
            <draw:line draw:style-name="gr7" draw:text-style-name="P5" draw:layer="layout" svg:x1="9.88cm" svg:y1="15.742cm" svg:x2="12.712cm" svg:y2="14.479cm">
              <text:p/>
            </draw:line>
            <draw:line draw:style-name="gr8" draw:text-style-name="P5" draw:layer="layout" svg:x1="7.044cm" svg:y1="14.479cm" svg:x2="9.88cm" svg:y2="13.215cm">
              <text:p/>
            </draw:line>
            <draw:line draw:style-name="gr9" draw:text-style-name="P5" draw:layer="layout" svg:x1="9.88cm" svg:y1="13.215cm" svg:x2="12.712cm" svg:y2="14.479cm">
              <text:p/>
            </draw:line>
            <draw:line draw:style-name="gr10" draw:text-style-name="P5" draw:layer="layout" svg:x1="7.044cm" svg:y1="14.479cm" svg:x2="9.88cm" svg:y2="15.742cm">
              <text:p/>
            </draw:line>
            <draw:rect draw:style-name="gr11" draw:text-style-name="P6" draw:layer="layout" svg:width="0.239cm" svg:height="0.239cm" svg:x="9.886cm" svg:y="14.234cm">
              <text:p/>
            </draw:rect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 style:font-pitch="variable"/>
    <style:font-face style:name="Gothic" svg:font-family="Gothic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381" draw:display-name="Dashed (var) 381" draw:style="rect" draw:dots1="1" draw:dots1-length="0.003cm" draw:dots2="1" draw:dots2-length="0.003cm" draw:distance="0.003cm"/>
    <draw:stroke-dash draw:name="Dashed_20__28_var_29__20_383" draw:display-name="Dashed (var) 383" draw:style="rect" draw:dots1="1" draw:dots1-length="0.003cm" draw:dots2="1" draw:dots2-length="0.003cm" draw:distance="0.0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1:14:02.939731286</meta:creation-date>
    <dc:date>2018-06-26T14:30:30.771461219</dc:date>
    <meta:editing-duration>PT7M21S</meta:editing-duration>
    <meta:editing-cycles>2</meta:editing-cycles>
    <meta:generator>LibreOffice/4.3.3.2$Linux_X86_64 LibreOffice_project/430m0$Build-2</meta:generator>
    <dc:creator>BN </dc:creator>
    <meta:document-statistic meta:object-count="15"/>
  </office:meta>
</office:document-meta>
</file>